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style:font-name-asian="Courier New" style:font-size-asian="11pt" style:font-name-complex="Courier New" style:font-size-complex="11pt"/>
    </style:style>
    <style:style style:name="P3" style:family="paragraph" style:parent-style-name="Standard">
      <style:text-properties fo:font-size="11pt" fo:language="en" fo:country="US" style:font-size-asian="11pt" style:font-size-complex="11pt"/>
    </style:style>
    <style:style style:name="P4" style:family="paragraph" style:parent-style-name="Standard" style:master-page-name="MP0">
      <style:paragraph-properties style:page-number="auto" fo:break-before="page"/>
      <style:text-properties fo:font-size="11pt" style:font-size-asian="11pt" style:font-size-complex="11pt"/>
    </style:style>
    <style:style style:name="T1" style:family="text">
      <style:text-properties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ain Stroy:</text:p>
      <text:p text:style-name="P1"><text:tab/> Characters start out working at a second hand book/antique store called Babel's Books/Babel's Archieves/Books by Babel. The characters go on missions to reclaim artifacts. Babel get's possed by some artifact and goes evil or something and the team has to stop him/cure him.</text:p>
      <text:p text:style-name="P1"/>
      <text:p text:style-name="P1"><text:tab/>Another idea:</text:p>
      <text:p text:style-name="P1"/>
      <text:p text:style-name="P1">Classes:</text:p>
      <text:p text:style-name="P1"><text:tab/>Ideas:</text:p>
      <text:p text:style-name="P1"><text:tab/><text:tab/>(Basic Jobs)</text:p>
      <text:p text:style-name="P1"><text:tab/><text:tab/>Warden – melee physical =</text:p>
      <text:p text:style-name="P1"><text:tab/><text:tab/>Wayfarer – ranged physical</text:p>
      <text:p text:style-name="Standard"><text:span text:style-name="Default_20_Paragraph_20_Font"><text:span text:style-name="T1"><text:tab/></text:span></text:span><text:span text:style-name="Default_20_Paragraph_20_Font"><text:span text:style-name="T1"><text:tab/>Acolyte – Ranged Magical</text:span></text:span></text:p>
      <text:p text:style-name="P1"><text:tab/><text:tab/>Mystic/Oracle/OmenSpeaker – support magical (buffs)</text:p>
      <text:p text:style-name="P1"><text:tab/><text:tab/>Cut Throat - <text:s/>Melee dex/evasion/movement</text:p>
      <text:p text:style-name="P1"><text:tab/><text:tab/>Engineer – Utility/pets</text:p>
      <text:p text:style-name="P1"><text:tab/><text:tab/>Esper – Utility mental magics</text:p>
      <text:p text:style-name="P1"><text:tab/><text:tab/></text:p>
      <text:p text:style-name="P1"><text:tab/><text:tab/>(Adv Jobs)</text:p>
      <text:p text:style-name="P1"><text:tab/><text:tab/>Rune-blade/Arcade Blade (Req Warden, Acolyte) – Combat based <text:s/>buffs</text:p>
      <text:p text:style-name="P1"><text:tab/><text:tab/>Specter/Revenant/Ghost (Req Acolyte, Engineer) – Range with some magic</text:p>
      <text:p text:style-name="P1"><text:tab/><text:tab/>Stargazer (Req Mystic) – Magical Utility, delayed/predict abilities</text:p>
      <text:p text:style-name="P1"><text:tab/><text:tab/>Priest/Bishop (Req Mystic) – Support Magical/Healing</text:p>
      <text:p text:style-name="P1"><text:tab/><text:tab/></text:p>
      <text:p text:style-name="P1"/>
      <text:p text:style-name="P1"><text:tab/><text:tab/>(Special Class)</text:p>
      <text:p text:style-name="P1"><text:tab/><text:tab/>Lich</text:p>
      <text:p text:style-name="P1"><text:tab/><text:tab/>Mechs</text:p>
      <text:p text:style-name="P1"><text:tab/><text:tab/>Druid Transforms</text:p>
      <text:p text:style-name="P1"/>
      <text:p text:style-name="P1"><text:tab/><text:tab/>(Misc)</text:p>
      <text:p text:style-name="P1"><text:tab/><text:tab/>Pilgrim (liturgy)</text:p>
      <text:p text:style-name="P2"><text:tab/><text:tab/>Pyschotropper/Psychonaut (Psychotropics)</text:p>
      <text:p text:style-name="P2"><text:tab/><text:tab/>Inquister</text:p>
      <text:p text:style-name="P2"><text:tab/><text:tab/>Scholar</text:p>
      <text:p text:style-name="P2"><text:tab/><text:tab/>Booker</text:p>
      <text:p text:style-name="P2"><text:tab/><text:tab/>Scrivener</text:p>
      <text:p text:style-name="P2"><text:tab/><text:tab/>Reaver</text:p>
      <text:p text:style-name="P2"><text:tab/><text:tab/>Gutter Punk</text:p>
      <text:p text:style-name="P2"><text:tab/><text:tab/>Cryptoshaman</text:p>
      <text:p text:style-name="P2"><text:tab/><text:tab/>DJ/Performer/ICON</text:p>
      <text:p text:style-name="P2"><text:tab/><text:tab/>Chornicler</text:p>
      <text:p text:style-name="P2"><text:tab/><text:tab/>Chaos Magi</text:p>
      <text:p text:style-name="P2"><text:tab/><text:tab/>Garlic Dealer/Mancer/Shaman</text:p>
      <text:p text:style-name="P2"><text:tab/><text:tab/>Phantom Thief (can only use temporary/conjured weapons)</text:p>
      <text:p text:style-name="P2"><text:tab/><text:tab/>Vampires – the sanquinarium (blood bank, base of operations), vamps have psychotropic coumpounds in their glands and shit</text:p>
      <text:p text:style-name="P2"><text:tab/><text:tab/>Invoker – becomes possed by spirits/demons/gods/space tentacles, uses souls as a reagent for moves, has a move that allows the stealing of souls, if no soul is present, uses own soul. If own soul is used, switch class to Vessel which is like an invoker that is permantly inhabited by a god or something?</text:p>
      <text:p text:style-name="P2"><text:tab/><text:tab/>PlagueSlinger</text:p>
      <text:p text:style-name="P2"><text:tab/><text:tab/></text:p>
      <text:p text:style-name="P2"><text:tab/><text:tab/>Mandates (skill family kind of thing (Mandate of The Gods, Mandate of Chaos, etc))</text:p>
      <text:p text:style-name="P2"><text:tab/><text:tab/><text:tab/>(Mandate 45 – Divine Right, Mandate -34 Domestic Reclamation</text:p>
      <text:p text:style-name="P1"><text:tab/></text:p>
      <text:p text:style-name="P1">Skills:</text:p>
      <text:p text:style-name="P1"/>
      <text:p text:style-name="P1"><text:soft-page-break/>Buffs:</text:p>
      <text:p text:style-name="P1"/>
      <text:p text:style-name="P1">Items:</text:p>
      <text:p text:style-name="P1"/>
      <text:p text:style-name="P1">Missions:</text:p>
      <text:p text:style-name="P1"/>
      <text:p text:style-name="P1"><text:tab/>Someone has some PTSD, a therpaist mental character helps them live through their past to help them</text:p>
      <text:p text:style-name="P1"/>
      <text:p text:style-name="P1"/>
      <text:p text:style-name="P1">Location Types:</text:p>
      <text:p text:style-name="P1"/>
      <text:p text:style-name="P1">Faction Ideas:</text:p>
      <text:p text:style-name="P1"><text:tab/>Azure Sun Consortium</text:p>
      <text:p text:style-name="P1"/>
      <text:p text:style-name="P1"><text:tab/>The Empty Brotherhood</text:p>
      <text:p text:style-name="P1"><text:tab/><text:tab/>-Void Priests</text:p>
      <text:p text:style-name="P1"><text:tab/><text:tab/>-Worship the void</text:p>
      <text:p text:style-name="P1"><text:tab/><text:tab/>-Space Monster</text:p>
      <text:p text:style-name="P1"><text:tab/><text:tab/>-Void Prison (ability)</text:p>
      <text:p text:style-name="P1"><text:tab/><text:tab/><text:tab/>-lock unit a space prison for a few turns</text:p>
      <text:p text:style-name="P1"><text:tab/><text:tab/><text:tab/>-destroying the rock causes the unit to be lost forever or free them?</text:p>
      <text:p text:style-name="P1"><text:tab/><text:tab/>-Call of the Void (ultimate ability)</text:p>
      <text:p text:style-name="P1"><text:tab/><text:tab/><text:tab/>-transform the battlefield into the void (empty tiles)</text:p>
      <text:p text:style-name="P1"><text:tab/><text:tab/><text:tab/>-boarders shrink and kill whoever are on them</text:p>
      <text:p text:style-name="P1"/>
      <text:p text:style-name="P1"/>
      <text:p text:style-name="P1">Company Names:</text:p>
      <text:p text:style-name="P1"><text:tab/>Virtual Crimes</text:p>
      <text:p text:style-name="P1"><text:tab/>Digital Illusions – thats yugioh i think oops</text:p>
      <text:p text:style-name="P1"><text:tab/><text:tab/><text:tab/></text:p>
      <text:p text:style-name="P1"/>
      <text:p text:style-name="P1">Brain Strom Space:</text:p>
      <text:p text:style-name="P1"/>
      <text:p text:style-name="P1">The inquistor's flail</text:p>
      <text:p text:style-name="P1">Recursive Chemistry – chance to regain regeants when using a thing that requires regeants</text:p>
      <text:p text:style-name="P1">Purple Sacrament</text:p>
      <text:p text:style-name="P1">Infernal</text:p>
      <text:p text:style-name="P1">Spellbound</text:p>
      <text:p text:style-name="P1">Forebonding</text:p>
      <text:p text:style-name="P1">Spledid</text:p>
      <text:p text:style-name="P1">Eye of horus</text:p>
      <text:p text:style-name="P1">The Flesh Wars – what the robots call some fight against a bunch of organics</text:p>
      <text:p text:style-name="P1"/>
      <text:p text:style-name="P1"/>
      <text:p text:style-name="P1"/>
      <text:p text:style-name="P1">Giant Wizards/Scholars</text:p>
      <text:p text:style-name="P1">Fire bugs</text:p>
      <text:p text:style-name="P1">TileType – Manabattery – provides large amounts of mana regen, can be destroyed and explode</text:p>
      <text:p text:style-name="P1"/>
      <text:p text:style-name="P1">Quest Ideas</text:p>
      <text:p text:style-name="P1">-Chef helping a warrior find some vegan food</text:p>
      <text:p text:style-name="P1">-Mage/Cleric/Astrologer helping someone work through some shit (quest starts with an event/enchantment that makes them etheral? Maybe their bodies are still on the field and an 'astral copy'</text:p>
      <text:p text:style-name="P1"/>
      <text:p text:style-name="P1"/>
      <text:p text:style-name="P1">////Actual Classes</text:p>
      <text:p text:style-name="P1"><text:soft-page-break/>/////////////////////</text:p>
      <text:p text:style-name="P1">Warrior</text:p>
      <text:p text:style-name="P1">Shield bash - low dmg, stun target, require shields</text:p>
      <text:p text:style-name="P1">Defense boost - defensive buff for some time</text:p>
      <text:p text:style-name="P1">Fighter's Blood - talent that provides bonus to atk, spd at the expense of def and mdef</text:p>
      <text:p text:style-name="P1">Guardian - take damage for nerby ally(buff holds <text:tab/>redirct target, happens before combat, applied <text:tab/>to a unit that is on a tile near the tank)</text:p>
      <text:p text:style-name="P1"/>
      <text:p text:style-name="P1">Mage</text:p>
      <text:p text:style-name="P1">Fireball - traidional aoe, can burn inflict burn</text:p>
      <text:p text:style-name="P1">blizzard - low damage to target, call world <text:tab/>enchantment blizzard(frozen damage to all <text:tab/>units, reduced movement range) – tileeffect that increases movement cost</text:p>
      <text:p text:style-name="P1">Lightning bolt - linear piercing bolt, can't pass <text:tab/>through walls but can pass through actors</text:p>
      <text:p text:style-name="P1">Archon* - huge buff to magic damage stats, equally <text:tab/><text:tab/>weak defensive stats, transform buff that <text:tab/><text:tab/>gives better versions of the skills</text:p>
      <text:p text:style-name="P1"/>
      <text:p text:style-name="P1">Archon</text:p>
      <text:p text:style-name="P1">Mana Veins - Huge mana pool/mana regen</text:p>
      <text:p text:style-name="P1">Inferno - bigger aoe, 100% to inflict hellfire on <text:tab/>flammable tiles</text:p>
      <text:p text:style-name="P1">Hail Storm - small aoe, world enchant that does a lot <text:tab/>of damage per turn to non-etheral actors <text:tab/>(archons are obs etheral)</text:p>
      <text:p text:style-name="P1">Tempest-multi directional lighting that can pierce <text:tab/>walls? infinite range?</text:p>
      <text:p text:style-name="P1"/>
      <text:p text:style-name="P1">Army Corps</text:p>
      <text:p text:style-name="P1">Barricade - change 1x3 tiles into barricades that <text:tab/>can't be walked over</text:p>
      <text:p text:style-name="P1">Turrent – Stationary unit that can shoot ppl</text:p>
      <text:p text:style-name="P1"/>
      <text:p text:style-name="P1">Spectre</text:p>
      <text:p text:style-name="P1">-Some buff that makes you ethereal and unequips items</text:p>
      <text:p text:style-name="P1"/>
      <text:p text:style-name="P1">Street Shonbi</text:p>
      <text:p text:style-name="P1">-kind of a lower class fighter/mage</text:p>
      <text:p text:style-name="P1">-"Hand signs are easy to teach and don't require any expensive materials making them perfect tools for the working class"</text:p>
      <text:p text:style-name="P1"/>
      <text:p text:style-name="P1">Neon Shogun</text:p>
      <text:p text:style-name="P1">-head gangster?</text:p>
      <text:p text:style-name="P1"/>
      <text:p text:style-name="P1">Citizen</text:p>
      <text:p text:style-name="P1">-ability to riot, buff other citiziens</text:p>
      <text:p text:style-name="P1">-on death, inspire allies</text:p>
      <text:p text:style-name="P1">-maybe allies protect them?</text:p>
      <text:p text:style-name="P1"/>
      <text:p text:style-name="P1">// Temporary Summon Effect</text:p>
      <text:p text:style-name="P1">Banish Buff Effect</text:p>
      <text:p text:style-name="P1">-After a certain number of turns the units is killed</text:p>
      <text:p text:style-name="P1">-Sprite is destroyed</text:p>
      <text:p text:style-name="P1">-Actordata is removed from tilenode class</text:p>
      <text:p text:style-name="P1"/>
      <text:p text:style-name="P1"/>
      <text:p text:style-name="P1">// "Radiant Effect"</text:p>
      <text:p text:style-name="P1">ex, any allies 1 tile away gets a stat boost</text:p>
      <text:p text:style-name="P1">ex, any enemy 2 tiles away take damage on the soures turn</text:p>
      <text:p text:style-name="P1"/>
      <text:p text:style-name="P1">//Apply, remove buffs when units move onto and from tiles</text:p>
      <text:p text:style-name="P1"/>
      <text:p text:style-name="P1">//Radiant Target Type</text:p>
      <text:p text:style-name="P1"><text:soft-page-break/>-source is center of the aoe</text:p>
      <text:p text:style-name="P1"/>
      <text:p text:style-name="P1">-Buff that does something when skill is used</text:p>
      <text:p text:style-name="P1"/>
      <text:p text:style-name="P1">The Event</text:p>
      <text:p text:style-name="P1">-Idk like faster magical global warming?</text:p>
      <text:p text:style-name="P1">-Air turns toxic, extreme weather, explosive magical bursts</text:p>
      <text:p text:style-name="P1"/>
      <text:p text:style-name="P1"/>
      <text:p text:style-name="P1">Race</text:p>
      <text:p text:style-name="P1">Humans</text:p>
      <text:p text:style-name="P1">Robots</text:p>
      <text:p text:style-name="P1">Frost Elves</text:p>
      <text:p text:style-name="P1"><text:tab/>-Hid in mountain caverns when the event happened</text:p>
      <text:p text:style-name="P1"><text:tab/>-Use ice and nature magic to make a habitable enviroment</text:p>
      <text:p text:style-name="P1"/>
      <text:p text:style-name="P1">Time traveler character idk man wtf</text:p>
      <text:p text:style-name="P1"/>
      <text:p text:style-name="P1">World Building stuff:</text:p>
      <text:p text:style-name="P1"/>
      <text:p text:style-name="P1">Demons make deals with ppl for help</text:p>
      <text:p text:style-name="P1"><text:tab/>-miniumal cost is the persons soul, but may also cost other people's souls or something else</text:p>
      <text:p text:style-name="P1"/>
      <text:p text:style-name="P1">Royal Czars/Managers/Ministers/Etc</text:p>
      <text:p text:style-name="P1"/>
      <text:p text:style-name="P1">Royal Emissary – Politics/culture/spying</text:p>
      <text:p text:style-name="P1">Royal Vissionary – Culture/magic/future stuff</text:p>
      <text:p text:style-name="P1">Royal Warlord -</text:p>
      <text:p text:style-name="P1"/>
      <text:p text:style-name="P3">The Seven Bellied Beast</text:p>
      <text:p text:style-name="P3"><text:tab/></text:p>
      <text:p text:style-name="P1"/>
      <text:p text:style-name="P1"/>
      <text:p text:style-name="P1">Mission</text:p>
      <text:p text:style-name="P1"/>
      <text:p text:style-name="P1">Demon and human</text:p>
      <text:p text:style-name="P1">Human made deal with demon to take the place of the demon so the demon can finally rest</text:p>
      <text:p text:style-name="Standard"><text:span text:style-name="Default_20_Paragraph_20_Font"><text:span text:style-name="T1">what was the big deal human made for this cos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
    <dc:creator>Tyler Thompson</dc:creator>
    <meta:creation-date>2009-04-16T11:32:00Z</meta:creation-date>
    <dc:date>2019-08-25T22:34:08.65</dc:date>
    <meta:editing-cycles>36</meta:editing-cycles>
    <meta:editing-duration>PT2H44M14S</meta:editing-duration>
    <meta:document-statistic meta:table-count="0" meta:image-count="0" meta:object-count="0" meta:page-count="4" meta:paragraph-count="150" meta:word-count="901" meta:character-count="5753"/>
    <meta:user-defined meta:name="Info 1"/>
    <meta:user-defined meta:name="Info 2"/>
    <meta:user-defined meta:name="Info 3"/>
    <meta:user-defined meta:name="Info 4"/>
    <meta:template xlink:type="simple" xlink:actuate="onRequest" xlink:title="" xlink:href="Normal"/>
  </office:meta>
</office:document-meta>
</file>